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3_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17, 1891</text:p>
      <text:p text:style-name="P5">Month<text:tab/><text:tab/><text:tab/><text:tab/><text:tab/><text:tab/>Ma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3">Philadelphia, May 17, 1891/</text:p>
      <text:p text:style-name="P2">Honorable Joseph Blumenthal/</text:p>
      <text:p text:style-name="P2"><text:tab/>My Dear Sir/</text:p>
      <text:p text:style-name="P2"><text:tab/><text:tab/>I have a letter from Miss Mary M. Cohen, enclosing/ a check of $100, as a donation to the Seminary for the purpose/ of purchasing books on which to inscribe the name of the late/ Mr. Stephen S. Remak. <text:s/>I expect that the Society Bikur Cholim/ of this city will become affiliated to the Institution, and I have/ some members added to the Philadelphia Branch./</text:p>
      <text:p text:style-name="P2"><text:tab/>Will you have the kindness to announce in the New/ York Jewish papers that the examination of the JewishTheological[sic!]/ Seminary will take place next Sunday--May24th--in the Room 22 of/ Cooper Union? <text:s/>I suppose 2:30 p.m. would suit. <text:s/>I have written to/ Dr. Drachman./ <text:s/>Yours truly/ S. <text:soft-page-break/>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4:38:34.77</meta:creation-date>
    <meta:document-statistic meta:table-count="0" meta:image-count="0" meta:object-count="0" meta:page-count="3" meta:paragraph-count="69" meta:word-count="292" meta:character-count="2004"/>
    <dc:date>2011-11-23T14:43:28.54</dc:date>
    <dc:creator>Penn Libraries</dc:creator>
    <meta:editing-duration>PT00H04M53S</meta:editing-duration>
    <meta:editing-cycles>1</meta:editing-cycles>
    <meta:generator>OpenOffice.org/3.2$Win32 OpenOffice.org_project/320m12$Build-9483</meta:generator>
  </office:meta>
</office:document-meta>
</file>